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1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2132in" fo:margin-left="2.4799in" fo:margin-right="0in" table:align="margins"/>
    </style:style>
    <style:style style:name="Table1.A" style:family="table-column">
      <style:table-column-properties style:column-width="2.3104in" style:rel-column-width="35937*"/>
    </style:style>
    <style:style style:name="Table1.B" style:family="table-column">
      <style:table-column-properties style:column-width="1.9028in" style:rel-column-width="29598*"/>
    </style:style>
    <style:style style:name="Table1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officeooo:paragraph-rsid="00028c8b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rsid="00028c8b" officeooo:paragraph-rsid="00028c8b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font-weight="normal" officeooo:rsid="00075764" officeooo:paragraph-rsid="00075764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weight="normal" officeooo:rsid="00075764" officeooo:paragraph-rsid="00075764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9649d" officeooo:paragraph-rsid="0008c704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paragraph-rsid="00028c8b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028c8b" officeooo:paragraph-rsid="00028c8b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045bb6" officeooo:paragraph-rsid="00045bb6" style:font-size-asian="18pt" style:font-weight-asian="bold" style:font-size-complex="18pt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fo:font-size="18pt" fo:font-weight="bold" officeooo:rsid="00045bb6" officeooo:paragraph-rsid="00045bb6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officeooo:rsid="0005d453" officeooo:paragraph-rsid="0005d453" style:font-size-asian="15.75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officeooo:rsid="00075764" officeooo:paragraph-rsid="00075764" style:font-size-asian="15.75pt" style:font-weight-asian="bold" style:font-size-complex="18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officeooo:rsid="00075764" officeooo:paragraph-rsid="0005d453" style:font-size-asian="15.75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8pt" fo:font-weight="bold" officeooo:rsid="0015de46" officeooo:paragraph-rsid="0015de46" style:font-size-asian="15.75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5d453" officeooo:paragraph-rsid="0005d45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075764" officeooo:paragraph-rsid="000b0185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15de46" officeooo:paragraph-rsid="0015de46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05d453" officeooo:paragraph-rsid="0005d453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18d550" officeooo:paragraph-rsid="0018d550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9649d" officeooo:paragraph-rsid="0009649d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2pt" fo:font-weight="bold" officeooo:rsid="00075764" officeooo:paragraph-rsid="00075764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2pt" fo:font-weight="bold" officeooo:rsid="0015de46" officeooo:paragraph-rsid="0015de46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font-size="18pt" officeooo:rsid="00028c8b" officeooo:paragraph-rsid="00028c8b" style:font-size-asian="18pt" style:font-size-complex="18pt"/>
    </style:style>
    <style:style style:name="P23" style:family="paragraph" style:parent-style-name="Table_20_Contents">
      <style:paragraph-properties fo:text-align="start" style:justify-single-word="false"/>
      <style:text-properties fo:font-size="18pt" officeooo:rsid="00028c8b" officeooo:paragraph-rsid="00028c8b" style:font-size-asian="18pt" style:font-size-complex="18pt"/>
    </style:style>
    <style:style style:name="P24" style:family="paragraph" style:parent-style-name="Table_20_Contents">
      <style:paragraph-properties fo:text-align="end" style:justify-single-word="false"/>
      <style:text-properties fo:font-size="18pt" style:font-size-asian="18pt" style:font-size-complex="18pt"/>
    </style:style>
    <style:style style:name="P25" style:family="paragraph" style:parent-style-name="Table_20_Contents">
      <style:paragraph-properties fo:text-align="start" style:justify-single-word="false"/>
      <style:text-properties fo:font-size="18pt" style:font-size-asian="18pt" style:font-size-complex="18pt"/>
    </style:style>
    <style:style style:name="P26" style:family="paragraph" style:parent-style-name="Table_20_Contents">
      <style:paragraph-properties fo:text-align="start" style:justify-single-word="false"/>
      <style:text-properties fo:font-size="18pt" officeooo:rsid="000eac08" officeooo:paragraph-rsid="000eac08" style:font-size-asian="18pt" style:font-size-complex="18pt"/>
    </style:style>
    <style:style style:name="P27" style:family="paragraph" style:parent-style-name="Normal_20__28_Web_29_">
      <style:paragraph-properties fo:margin-top="0in" fo:margin-bottom="0in" loext:contextual-spacing="false" fo:line-height="115%" fo:text-align="justify" style:justify-single-word="false"/>
      <style:text-properties style:font-name="Liberation Serif" fo:font-size="14pt" fo:font-weight="normal" officeooo:rsid="00045bb6" officeooo:paragraph-rsid="001079e4" style:font-size-asian="14pt" style:font-weight-asian="normal" style:font-size-complex="14pt" style:font-weight-complex="normal"/>
    </style:style>
    <style:style style:name="P28" style:family="paragraph" style:parent-style-name="Normal_20__28_Web_29_">
      <style:paragraph-properties fo:margin-top="0in" fo:margin-bottom="0in" loext:contextual-spacing="false" fo:line-height="115%" fo:text-align="justify" style:justify-single-word="false"/>
      <style:text-properties fo:color="#000000" style:font-name="Liberation Serif" fo:font-size="14pt" fo:font-weight="normal" officeooo:rsid="00045bb6" officeooo:paragraph-rsid="001079e4" style:font-size-asian="14pt" style:font-weight-asian="normal" style:font-size-complex="14pt" style:font-weight-complex="normal"/>
    </style:style>
    <style:style style:name="P29" style:family="paragraph" style:parent-style-name="Normal_20__28_Web_29_">
      <style:paragraph-properties fo:margin-top="0in" fo:margin-bottom="0in" loext:contextual-spacing="false" fo:line-height="115%" fo:text-align="justify" style:justify-single-word="false"/>
      <style:text-properties officeooo:paragraph-rsid="001079e4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 style:vertical-align="middle"/>
      <style:text-properties fo:color="#000000" style:font-name="Liberation Serif" fo:font-size="14pt" fo:font-weight="normal" officeooo:rsid="001079e4" officeooo:paragraph-rsid="001079e4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 style:vertical-align="middle"/>
      <style:text-properties fo:color="#000000" style:font-name="Calibri" fo:font-size="12pt" fo:font-weight="normal" officeooo:rsid="001079e4" officeooo:paragraph-rsid="001079e4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3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1" style:family="text">
      <style:text-properties officeooo:rsid="000eac08"/>
    </style:style>
    <style:style style:name="T2" style:family="text">
      <style:text-properties officeooo:rsid="001079e4"/>
    </style:style>
    <style:style style:name="T3" style:family="text">
      <style:text-properties fo:color="#000000"/>
    </style:style>
    <style:style style:name="T4" style:family="text">
      <style:text-properties fo:color="#000000" style:font-name="Calibri" fo:font-size="11pt" style:font-size-asian="11pt" style:font-size-complex="11pt"/>
    </style:style>
    <style:style style:name="T5" style:family="text">
      <style:text-properties fo:color="#000000" officeooo:rsid="001079e4"/>
    </style:style>
    <style:style style:name="T6" style:family="text">
      <style:text-properties fo:color="#000000" officeooo:rsid="00193435"/>
    </style:style>
    <style:style style:name="T7" style:family="text">
      <style:text-properties officeooo:rsid="001351d8"/>
    </style:style>
    <style:style style:name="T8" style:family="text">
      <style:text-properties officeooo:rsid="0014b97a"/>
    </style:style>
    <style:style style:name="T9" style:family="text">
      <style:text-properties officeooo:rsid="0016efa2"/>
    </style:style>
    <style:style style:name="T10" style:family="text">
      <style:text-properties officeooo:rsid="00193435"/>
    </style:style>
    <style:style style:name="T11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T12" style:family="text">
      <style:text-properties officeooo:rsid="001a091c"/>
    </style:style>
    <style:style style:name="T13" style:family="text">
      <style:text-properties officeooo:rsid="001a9ce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сковский Авиационный Институт</text:p>
      <text:p text:style-name="P1">(Национальный Исследовательский Университет)</text:p>
      <text:p text:style-name="P1"/>
      <text:p text:style-name="P1">Факультет информационных технологий и прикладной математики</text:p>
      <text:p text:style-name="P1">Кафедра вычислительной математики и программирования</text:p>
      <text:p text:style-name="P1"/>
      <text:p text:style-name="P1"/>
      <text:p text:style-name="P1"/>
      <text:p text:style-name="P1"/>
      <text:p text:style-name="P6">Лабораторная работа</text:p>
      <text:p text:style-name="P6">по курсу «<text:span text:style-name="T1">Операционные системы</text:span>»</text:p>
      <text:p text:style-name="P6">III Семестр</text:p>
      <text:p text:style-name="P6"/>
      <text:p text:style-name="P7">Задание <text:span text:style-name="T13">5</text:span></text:p>
      <text:p text:style-name="P7">Вариант <text:span text:style-name="T13">10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Студент:</text:p>
          </table:table-cell>
          <table:table-cell table:style-name="Table1.B1" office:value-type="string">
            <text:p text:style-name="P23">Синявский А.В</text:p>
          </table:table-cell>
        </table:table-row>
        <table:table-row>
          <table:table-cell table:style-name="Table1.A5" office:value-type="string">
            <text:p text:style-name="P22">Группа:</text:p>
          </table:table-cell>
          <table:table-cell table:style-name="Table1.B5" office:value-type="string">
            <text:p text:style-name="P23">М80-208Б-18</text:p>
          </table:table-cell>
        </table:table-row>
        <table:table-row>
          <table:table-cell table:style-name="Table1.A5" office:value-type="string">
            <text:p text:style-name="P22">Преподаватель:</text:p>
          </table:table-cell>
          <table:table-cell table:style-name="Table1.B5" office:value-type="string">
            <text:p text:style-name="P26">Миронов Е.С</text:p>
          </table:table-cell>
        </table:table-row>
        <table:table-row>
          <table:table-cell table:style-name="Table1.A5" office:value-type="string">
            <text:p text:style-name="P24"/>
          </table:table-cell>
          <table:table-cell table:style-name="Table1.B5" office:value-type="string">
            <text:p text:style-name="P25"/>
          </table:table-cell>
        </table:table-row>
        <table:table-row>
          <table:table-cell table:style-name="Table1.A5" office:value-type="string">
            <text:p text:style-name="P22">Оценка:</text:p>
          </table:table-cell>
          <table:table-cell table:style-name="Table1.B5" office:value-type="string">
            <text:p text:style-name="P25"/>
          </table:table-cell>
        </table:table-row>
        <table:table-row>
          <table:table-cell table:style-name="Table1.A6" office:value-type="string">
            <text:p text:style-name="P22">Дата:</text:p>
          </table:table-cell>
          <table:table-cell table:style-name="Table1.B6" office:value-type="string">
            <text:p text:style-name="P25"/>
          </table:table-cell>
        </table:table-row>
      </table:table>
      <text:p text:style-name="P7"/>
      <text:p text:style-name="P7"/>
      <text:p text:style-name="P7"/>
      <text:p text:style-name="P2">Москва 2019</text:p>
      <text:p text:style-name="P2"/>
      <text:p text:style-name="P9"><text:soft-page-break/>1. <text:span text:style-name="T2">Описание задания</text:span></text:p>
      <text:p text:style-name="P29"><text:span text:style-name="T4"><text:tab/></text:span><text:span text:style-name="T11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через отображаемые файлы (memory-mapped files).</text:span></text:p>
      <text:p text:style-name="P32">Необходимо обрабатывать системные ошибки, которые могут возникнуть в результате работы.</text:p>
      <text:p text:style-name="P28"/>
      <text:p text:style-name="P27"><text:span text:style-name="T3"><text:tab/><text:tab/></text:span><text:span text:style-name="T5">Вариант </text:span><text:span text:style-name="T6">5</text:span><text:span text:style-name="T5">:</text:span></text:p>
      <text:p text:style-name="P30"><text:tab/>На вход программе подается команда интерпретатора команд. Программа должна произвести вывод команды в верхнем регистре.</text:p>
      <text:p text:style-name="P31"/>
      <text:p text:style-name="P8"/>
      <text:p text:style-name="P14"/>
      <text:p text:style-name="P14"/>
      <text:p text:style-name="P14"/>
      <text:p text:style-name="P14"/>
      <text:p text:style-name="P10">2. <text:span text:style-name="T2">Код программы</text:span></text:p>
      <text:p text:style-name="P17">#include &lt;stdio.h&gt;</text:p>
      <text:p text:style-name="P17">#include &lt;unistd.h&gt;</text:p>
      <text:p text:style-name="P17">#include &lt;stdlib.h&gt;</text:p>
      <text:p text:style-name="P17">#include &lt;sys/mman.h&gt;</text:p>
      <text:p text:style-name="P17">#include &lt;sys/stat.h&gt;</text:p>
      <text:p text:style-name="P17">#include &lt;sys/wait.h&gt;</text:p>
      <text:p text:style-name="P17"/>
      <text:p text:style-name="P17"/>
      <text:p text:style-name="P17">int main() {</text:p>
      <text:p text:style-name="P17"/>
      <text:p text:style-name="P17"><text:s text:c="4"/>FILE* tmp_file = fopen("file", "w+");</text:p>
      <text:p text:style-name="P17"><text:s text:c="4"/>if (!tmp_file) {</text:p>
      <text:p text:style-name="P17"><text:s text:c="8"/>printf("can`t open file\n");</text:p>
      <text:p text:style-name="P17"><text:s text:c="8"/>return -1;</text:p>
      <text:p text:style-name="P17"><text:s text:c="4"/>}</text:p>
      <text:p text:style-name="P17"><text:s text:c="4"/>int tmp_fd = fileno(tmp_file);</text:p>
      <text:p text:style-name="P17"/>
      <text:p text:style-name="P17"><text:s text:c="4"/>char buf[160];</text:p>
      <text:p text:style-name="P17"><text:s text:c="4"/>gets(buf);</text:p>
      <text:p text:style-name="P17"/>
      <text:p text:style-name="P17"><text:s text:c="4"/>pid_t pid;</text:p>
      <text:p text:style-name="P17"><text:s text:c="4"/>pid = fork();</text:p>
      <text:p text:style-name="P17"/>
      <text:p text:style-name="P17">//=======================entering-multiprocess-zone=========================//</text:p>
      <text:p text:style-name="P17"><text:s text:c="4"/>if (pid &lt; 0) {</text:p>
      <text:p text:style-name="P17"><text:s text:c="8"/>printf("failed to fork\n");</text:p>
      <text:p text:style-name="P17"><text:soft-page-break/><text:s text:c="8"/>return -1;</text:p>
      <text:p text:style-name="P17"><text:s text:c="4"/>}</text:p>
      <text:p text:style-name="P17"><text:s text:c="4"/>//===================parent=======================//</text:p>
      <text:p text:style-name="P17"><text:s text:c="4"/>else if (pid &gt; 0) {</text:p>
      <text:p text:style-name="P17"/>
      <text:p text:style-name="P17"><text:s text:c="8"/>printf("trying to enter parent...\n");</text:p>
      <text:p text:style-name="P17"><text:s text:c="8"/>wait(NULL);</text:p>
      <text:p text:style-name="P17"><text:s text:c="8"/>printf("now in parent\n");</text:p>
      <text:p text:style-name="P17"/>
      <text:p text:style-name="P17"><text:s text:c="8"/>struct stat statbuf;</text:p>
      <text:p text:style-name="P17"><text:s text:c="8"/>if ( fstat(tmp_fd, &amp;statbuf) &lt; 0 ) {</text:p>
      <text:p text:style-name="P17"><text:s text:c="12"/>printf("fstat error\n");</text:p>
      <text:p text:style-name="P17"><text:s text:c="12"/>return -1;</text:p>
      <text:p text:style-name="P17"><text:s text:c="8"/>}</text:p>
      <text:p text:style-name="P17"><text:s text:c="8"/>int size = (int)statbuf.st_size;</text:p>
      <text:p text:style-name="P17"/>
      <text:p text:style-name="P17"><text:s text:c="8"/>char* file_ptr = mmap(NULL, size, PROT_READ | PROT_WRITE, MAP_SHARED, tmp_fd, 0);</text:p>
      <text:p text:style-name="P17"><text:s text:c="8"/>if (file_ptr == MAP_FAILED) {</text:p>
      <text:p text:style-name="P17"><text:s text:c="12"/>printf("failed to map\n");</text:p>
      <text:p text:style-name="P17"><text:s text:c="12"/>return -1;</text:p>
      <text:p text:style-name="P17"><text:s text:c="8"/>}</text:p>
      <text:p text:style-name="P17"/>
      <text:p text:style-name="P17"><text:s text:c="8"/>char c;</text:p>
      <text:p text:style-name="P17"><text:s text:c="8"/>for(int i = 0; i &lt; size; i++) {</text:p>
      <text:p text:style-name="P17"><text:s text:c="12"/>c = file_ptr[i];</text:p>
      <text:p text:style-name="P17"><text:s text:c="12"/>if (('a' &lt;= (int)c) &amp;&amp; ((int)c &lt;= 'z')) {</text:p>
      <text:p text:style-name="P17"><text:s text:c="16"/>c = c - 32;</text:p>
      <text:p text:style-name="P17"><text:s text:c="12"/>}</text:p>
      <text:p text:style-name="P17"><text:s text:c="12"/>printf("%c", c);</text:p>
      <text:p text:style-name="P17"><text:s text:c="8"/>}</text:p>
      <text:p text:style-name="P17"><text:s text:c="8"/>system("rm file");</text:p>
      <text:p text:style-name="P17"><text:s text:c="8"/>return 0;</text:p>
      <text:p text:style-name="P17"><text:s text:c="4"/>}</text:p>
      <text:p text:style-name="P17"><text:s text:c="4"/>//===================child========================//</text:p>
      <text:p text:style-name="P17"><text:s text:c="4"/>else {</text:p>
      <text:p text:style-name="P17"><text:s text:c="8"/>printf("now in child\n");</text:p>
      <text:p text:style-name="P17"/>
      <text:p text:style-name="P17"><text:s text:c="8"/>if (dup2(tmp_fd, 1) &lt; 0) {</text:p>
      <text:p text:style-name="P17"><text:s text:c="12"/>printf("failed to execute dup2\n");</text:p>
      <text:p text:style-name="P17"><text:s text:c="12"/>exit(-1);</text:p>
      <text:p text:style-name="P17"><text:s text:c="12"/>}</text:p>
      <text:p text:style-name="P17"><text:s text:c="12"/>execlp(buf, buf, NULL);</text:p>
      <text:p text:style-name="P17"><text:s text:c="12"/>exit(0);</text:p>
      <text:p text:style-name="P17"><text:s text:c="8"/>}</text:p>
      <text:p text:style-name="P18">}</text:p>
      <text:p text:style-name="P12"/>
      <text:p text:style-name="P11"/>
      <text:p text:style-name="P11"/>
      <text:p text:style-name="P11"/>
      <text:p text:style-name="P11"><text:soft-page-break/><text:span text:style-name="T7">3</text:span>. <text:span text:style-name="T7">Протокол работы программы</text:span></text:p>
      <text:p text:style-name="P5"/>
      <text:p text:style-name="P19">anri@andrew-HP-250-G6:~/Documents/Github_repositories/OS_labs/lab4/src/build$ ./OS_lab4</text:p>
      <text:p text:style-name="P19">pwd</text:p>
      <text:p text:style-name="P19">trying to enter parent...</text:p>
      <text:p text:style-name="P19">now in child</text:p>
      <text:p text:style-name="P19">now in parent</text:p>
      <text:p text:style-name="P19">/HOME/ANRI/DOCUMENTS/GITHUB_REPOSITORIES/OS_LABS/LAB4/SRC/BUILD</text:p>
      <text:p text:style-name="P19">anri@andrew-HP-250-G6:~/Documents/Github_repositories/OS_labs/lab4/src/build$ ./OS_lab4</text:p>
      <text:p text:style-name="P19">ls</text:p>
      <text:p text:style-name="P19">trying to enter parent...</text:p>
      <text:p text:style-name="P19">now in child</text:p>
      <text:p text:style-name="P19">now in parent</text:p>
      <text:p text:style-name="P19">CMAKECACHE.TXT</text:p>
      <text:p text:style-name="P19">CMAKEFILES</text:p>
      <text:p text:style-name="P19">CMAKE_INSTALL.CMAKE</text:p>
      <text:p text:style-name="P19">FILE</text:p>
      <text:p text:style-name="P19">MAKEFILE</text:p>
      <text:p text:style-name="P19">OS_LAB4</text:p>
      <text:p text:style-name="P19">anri@andrew-HP-250-G6:~/Documents/Github_repositories/OS_labs/lab4/src/build$ ls</text:p>
      <text:p text:style-name="P19">CMakeCache.txt <text:s/>CMakeFiles <text:s/>cmake_install.cmake <text:s/>Makefile <text:s/>OS_lab4</text:p>
      <text:p text:style-name="P19">anri@andrew-HP-250-G6:~/Documents/Github_repositories/OS_labs/lab4/src/build$ pwd</text:p>
      <text:p text:style-name="P19">/home/anri/Documents/Github_repositories/OS_labs/lab4/src/build</text:p>
      <text:p text:style-name="P19">anri@andrew-HP-250-G6:~/Documents/Github_repositories/OS_labs/lab4/src/build$ </text:p>
      <text:p text:style-name="P20"/>
      <text:p text:style-name="P11">5. Объяснение работы программы</text:p>
      <text:p text:style-name="P3"><text:tab/><text:span text:style-name="T12">До создания подпроцесса (при помощи fork) инициализируются все переменные, которые будут нужны в потомке, а именно: открывается файл, который потомок будет писать результат набранной команды, файловый дескриптор файла записывается в <text:s/>отдельную переменную, создаётся массив символов под команду и в него собственно вводится команда.</text:span></text:p>
      <text:p text:style-name="P3"><text:tab/><text:span text:style-name="T12">При разделении процесс-родитель сначала ждёт завершения процесса-потомка. В потомке же сначала при помощи dup2 меняется дескриптор вывода на дескриптор открытого ранее файла, а затем вызывается записанная в массив команда через execlp.</text:span></text:p>
      <text:p text:style-name="P3"><text:tab/><text:span text:style-name="T12">После завершения работы потомка родитель получает через fstat размер файла, создаёт отображение этого файла в память (массив символов) размером с сам файл, и посимвольно считывает элементы этого массива, модифицируя их при нелбходимости (перевод в верхний регистр).</text:span></text:p>
      <text:p text:style-name="P3"><text:tab/><text:span text:style-name="T12">Перед завершением работы программа удаляет созданный ею временный файл.</text:span></text:p>
      <text:p text:style-name="P4"/>
      <text:p text:style-name="P4"/>
      <text:p text:style-name="P4"/>
      <text:p text:style-name="P4"/>
      <text:p text:style-name="P4"/>
      <text:p text:style-name="P13"/>
      <text:p text:style-name="P13"><text:soft-page-break/>6. Strace</text:p>
      <text:p text:style-name="P16">anri@andrew-HP-250-G6:~/Documents/Github_repositories/OS_labs/lab4/src/build$ strace -f -e trace=mmap,clone ./OS_lab4</text:p>
      <text:p text:style-name="P16">mmap(NULL, 126176, PROT_READ, MAP_PRIVATE, 3, 0) = 0x7fecaaed9000</text:p>
      <text:p text:style-name="P16">mmap(NULL, 8192, PROT_READ|PROT_WRITE, MAP_PRIVATE|MAP_ANONYMOUS, -1, 0) = 0x7fecaaed7000</text:p>
      <text:p text:style-name="P16">mmap(NULL, 2221184, PROT_READ|PROT_EXEC, MAP_PRIVATE|MAP_DENYWRITE, 3, 0) = 0x7fecaaab2000</text:p>
      <text:p text:style-name="P16">mmap(0x7fecaaccb000, 8192, PROT_READ|PROT_WRITE, MAP_PRIVATE|MAP_FIXED|MAP_DENYWRITE, 3, 0x19000) = 0x7fecaaccb000</text:p>
      <text:p text:style-name="P16">mmap(0x7fecaaccd000, 13440, PROT_READ|PROT_WRITE, MAP_PRIVATE|MAP_FIXED|MAP_ANONYMOUS, -1, 0) = 0x7fecaaccd000</text:p>
      <text:p text:style-name="P16">mmap(NULL, 4131552, PROT_READ|PROT_EXEC, MAP_PRIVATE|MAP_DENYWRITE, 3, 0) = 0x7fecaa6c1000</text:p>
      <text:p text:style-name="P16">mmap(0x7fecaaaa8000, 24576, PROT_READ|PROT_WRITE, MAP_PRIVATE|MAP_FIXED|MAP_DENYWRITE, 3, 0x1e7000) = 0x7fecaaaa8000</text:p>
      <text:p text:style-name="P16">mmap(0x7fecaaaae000, 15072, PROT_READ|PROT_WRITE, MAP_PRIVATE|MAP_FIXED|MAP_ANONYMOUS, -1, 0) = 0x7fecaaaae000</text:p>
      <text:p text:style-name="P16">mmap(NULL, 12288, PROT_READ|PROT_WRITE, MAP_PRIVATE|MAP_ANONYMOUS, -1, 0) = 0x7fecaaed4000</text:p>
      <text:p text:style-name="P16">pwd</text:p>
      <text:p text:style-name="P21">clone(strace: Process 9198 attached</text:p>
      <text:p text:style-name="P21">child_stack=NULL, flags=CLONE_CHILD_CLEARTID|CLONE_CHILD_SETTID|SIGCHLD, child_tidptr=0x7fecaaed4a10) = 9198</text:p>
      <text:p text:style-name="P16">trying to enter parent...</text:p>
      <text:p text:style-name="P16">now in child</text:p>
      <text:p text:style-name="P16">[pid <text:s/>9198] mmap(NULL, 126176, PROT_READ, MAP_PRIVATE, 4, 0) = 0x7f2e6772e000</text:p>
      <text:p text:style-name="P16">[pid <text:s/>9198] mmap(NULL, 8192, PROT_READ|PROT_WRITE, MAP_PRIVATE|MAP_ANONYMOUS, -1, 0) = 0x7f2e6772c000</text:p>
      <text:p text:style-name="P16">[pid <text:s/>9198] mmap(NULL, 4131552, PROT_READ|PROT_EXEC, MAP_PRIVATE|MAP_DENYWRITE, 4, 0) = 0x7f2e67135000</text:p>
      <text:p text:style-name="P16">[pid <text:s/>9198] mmap(0x7f2e6751c000, 24576, PROT_READ|PROT_WRITE, MAP_PRIVATE|MAP_FIXED|MAP_DENYWRITE, 4, 0x1e7000) = 0x7f2e6751c000</text:p>
      <text:p text:style-name="P16">[pid <text:s/>9198] mmap(0x7f2e67522000, 15072, PROT_READ|PROT_WRITE, MAP_PRIVATE|MAP_FIXED|MAP_ANONYMOUS, -1, 0) = 0x7f2e67522000</text:p>
      <text:p text:style-name="P16">[pid <text:s/>9198] mmap(NULL, 10281936, PROT_READ, MAP_PRIVATE, 4, 0) = 0x7f2e66766000</text:p>
      <text:p text:style-name="P16">[pid <text:s/>9198] +++ exited with 0 +++</text:p>
      <text:p text:style-name="P16">--- SIGCHLD {si_signo=SIGCHLD, si_code=CLD_EXITED, si_pid=9198, si_uid=1000, si_status=0, si_utime=0, si_stime=0} ---</text:p>
      <text:p text:style-name="P16">now in parent</text:p>
      <text:p text:style-name="P21">mmap(NULL, 64, PROT_READ|PROT_WRITE, MAP_SHARED, 3, 0) = 0x7fecaaef7000</text:p>
      <text:p text:style-name="P16">/HOME/ANRI/DOCUMENTS/GITHUB_REPOSITORIES/OS_LABS/LAB4/SRC/BUILD</text:p>
      <text:p text:style-name="P16">clone(strace: Process 9199 attached</text:p>
      <text:p text:style-name="P16">child_stack=NULL, flags=CLONE_PARENT_SETTID|SIGCHLD, parent_tidptr=0x7ffe451f376c) = 9199</text:p>
      <text:p text:style-name="P16">[pid <text:s/>9199] mmap(NULL, 126176, PROT_READ, MAP_PRIVATE, 4, 0) = 0x7fe997d85000</text:p>
      <text:p text:style-name="P16">[pid <text:s/>9199] mmap(NULL, 8192, PROT_READ|PROT_WRITE, MAP_PRIVATE|MAP_ANONYMOUS, -1, 0) = 0x7fe997d83000</text:p>
      <text:p text:style-name="P16">[pid <text:s/>9199] mmap(NULL, 4131552, PROT_READ|PROT_EXEC, MAP_PRIVATE|MAP_DENYWRITE, 4, 0) = 0x7fe99778c000</text:p>
      <text:p text:style-name="P16">[pid <text:s/>9199] mmap(0x7fe997b73000, 24576, PROT_READ|PROT_WRITE, MAP_PRIVATE|MAP_FIXED|MAP_DENYWRITE, 4, 0x1e7000) = 0x7fe997b73000</text:p>
      <text:p text:style-name="P16"><text:soft-page-break/>[pid <text:s/>9199] mmap(0x7fe997b79000, 15072, PROT_READ|PROT_WRITE, MAP_PRIVATE|MAP_FIXED|MAP_ANONYMOUS, -1, 0) = 0x7fe997b79000</text:p>
      <text:p text:style-name="P16">[pid <text:s/>9199] clone(child_stack=NULL, flags=CLONE_CHILD_CLEARTID|CLONE_CHILD_SETTID|SIGCHLD, child_tidptr=0x7fe997d84810) = 9200</text:p>
      <text:p text:style-name="P16">strace: Process 9200 attached</text:p>
      <text:p text:style-name="P16">[pid <text:s/>9200] mmap(NULL, 126176, PROT_READ, MAP_PRIVATE, 4, 0) = 0x7f8db61cc000</text:p>
      <text:p text:style-name="P16">[pid <text:s/>9200] mmap(NULL, 8192, PROT_READ|PROT_WRITE, MAP_PRIVATE|MAP_ANONYMOUS, -1, 0) = 0x7f8db61ca000</text:p>
      <text:p text:style-name="P16">[pid <text:s/>9200] mmap(NULL, 4131552, PROT_READ|PROT_EXEC, MAP_PRIVATE|MAP_DENYWRITE, 4, 0) = 0x7f8db5bd3000</text:p>
      <text:p text:style-name="P16">[pid <text:s/>9200] mmap(0x7f8db5fba000, 24576, PROT_READ|PROT_WRITE, MAP_PRIVATE|MAP_FIXED|MAP_DENYWRITE, 4, 0x1e7000) = 0x7f8db5fba000</text:p>
      <text:p text:style-name="P16">[pid <text:s/>9200] mmap(0x7f8db5fc0000, 15072, PROT_READ|PROT_WRITE, MAP_PRIVATE|MAP_FIXED|MAP_ANONYMOUS, -1, 0) = 0x7f8db5fc0000</text:p>
      <text:p text:style-name="P16">[pid <text:s/>9200] mmap(NULL, 10281936, PROT_READ, MAP_PRIVATE, 4, 0) = 0x7f8db5204000</text:p>
      <text:p text:style-name="P16">[pid <text:s/>9200] +++ exited with 0 +++</text:p>
      <text:p text:style-name="P16">[pid <text:s/>9199] --- SIGCHLD {si_signo=SIGCHLD, si_code=CLD_EXITED, si_pid=9200, si_uid=1000, si_status=0, si_utime=0, si_stime=0} ---</text:p>
      <text:p text:style-name="P16">[pid <text:s/>9199] +++ exited with 0 +++</text:p>
      <text:p text:style-name="P16">--- SIGCHLD {si_signo=SIGCHLD, si_code=CLD_EXITED, si_pid=9199, si_uid=1000, si_status=0, si_utime=0, si_stime=0} ---</text:p>
      <text:p text:style-name="P16">+++ exited with 0 +++</text:p>
      <text:p text:style-name="P16">anri@andrew-HP-250-G6:~/Documents/Github_repositories/OS_labs/lab4/src/build$ </text:p>
      <text:p text:style-name="P15"><text:tab/></text:p>
      <text:p text:style-name="P11"/>
      <text:p text:style-name="P11"/>
      <text:p text:style-name="P11">Вывод</text:p>
      <text:p text:style-name="P3"><text:tab/><text:span text:style-name="T8">Проделав работу, я изучил основные принципы работы именованных семафоров в Linux (да, они не используются в данной работе, но чтобы понять, что они мне не помогут, мне пришлось их основательно изучить), узнал, что такое отображение файлов в память и для чего оно может применяться. Также (благодаря семафорам) я немного глубже изучил возможность задания прав чтения и записи при открытии файлов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1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2:33:50.182058280</meta:creation-date>
    <dc:date>2019-12-27T10:54:29.601898513</dc:date>
    <meta:editing-duration>PT21M27S</meta:editing-duration>
    <meta:editing-cycles>8</meta:editing-cycles>
    <meta:generator>LibreOffice/6.0.7.3$Linux_X86_64 LibreOffice_project/00m0$Build-3</meta:generator>
    <meta:print-date>2019-12-27T10:56:00.931546746</meta:print-date>
    <meta:document-statistic meta:table-count="1" meta:image-count="0" meta:object-count="0" meta:page-count="6" meta:paragraph-count="163" meta:word-count="885" meta:character-count="8655" meta:non-whitespace-character-count="7485"/>
  </office:meta>
</office:document-meta>
</file>